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97pt"/>
    </style:style>
    <style:style style:name="co3" style:family="table-column">
      <style:table-column-properties fo:break-before="auto" style:column-width="113.16pt"/>
    </style:style>
    <style:style style:name="co4" style:family="table-column">
      <style:table-column-properties fo:break-before="auto" style:column-width="100.4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01.2pt"/>
    </style:style>
    <style:style style:name="co7" style:family="table-column">
      <style:table-column-properties fo:break-before="auto" style:column-width="59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style-name="Default" table:number-columns-repeated="17"/>
        </table:table-row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time – file IO</text:p>
          </table:table-cell>
          <table:table-cell office:value-type="string" calcext:value-type="string">
            <text:p>File IO Read</text:p>
          </table:table-cell>
          <table:table-cell office:value-type="string" calcext:value-type="string">
            <text:p>File IO write</text:p>
          </table:table-cell>
          <table:table-cell office:value-type="string" calcext:value-type="string">
            <text:p>Host to Device</text:p>
          </table:table-cell>
          <table:table-cell office:value-type="string" calcext:value-type="string">
            <text:p>Horizontal Convolution</text:p>
          </table:table-cell>
          <table:table-cell office:value-type="string" calcext:value-type="string">
            <text:p>Vertical Convolution</text:p>
          </table:table-cell>
          <table:table-cell office:value-type="string" calcext:value-type="string">
            <text:p>Magnitude Kernel</text:p>
          </table:table-cell>
          <table:table-cell office:value-type="string" calcext:value-type="string">
            <text:p>Gradient Kernel</text:p>
          </table:table-cell>
          <table:table-cell office:value-type="string" calcext:value-type="string">
            <text:p>Thrust Sorting</text:p>
          </table:table-cell>
          <table:table-cell office:value-type="string" calcext:value-type="string">
            <text:p>Suppression Kernel</text:p>
          </table:table-cell>
          <table:table-cell office:value-type="string" calcext:value-type="string">
            <text:p>Hysteresis Kernel</text:p>
          </table:table-cell>
          <table:table-cell office:value-type="string" calcext:value-type="string">
            <text:p>Edge Linking Kernel</text:p>
          </table:table-cell>
          <table:table-cell office:value-type="string" calcext:value-type="string">
            <text:p>Device to Host</text:p>
          </table:table-cell>
          <table:table-cell office:value-type="string" calcext:value-type="string">
            <text:p>Block Size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1409.868131868" calcext:value-type="float">
            <text:p>321409.868131868</text:p>
          </table:table-cell>
          <table:table-cell office:value-type="float" office:value="243752.483516484" calcext:value-type="float">
            <text:p>243752.483516484</text:p>
          </table:table-cell>
          <table:table-cell office:value-type="float" office:value="349.56043956044" calcext:value-type="float">
            <text:p>349.56043956044</text:p>
          </table:table-cell>
          <table:table-cell office:value-type="float" office:value="77307.8241758242" calcext:value-type="float">
            <text:p>77307.8241758242</text:p>
          </table:table-cell>
          <table:table-cell office:value-type="float" office:value="479.747252747253" calcext:value-type="float">
            <text:p>479.747252747253</text:p>
          </table:table-cell>
          <table:table-cell office:value-type="float" office:value="368.758241758242" calcext:value-type="float">
            <text:p>368.758241758242</text:p>
          </table:table-cell>
          <table:table-cell office:value-type="float" office:value="285.296703296703" calcext:value-type="float">
            <text:p>285.296703296703</text:p>
          </table:table-cell>
          <table:table-cell office:value-type="float" office:value="232.659340659341" calcext:value-type="float">
            <text:p>232.659340659341</text:p>
          </table:table-cell>
          <table:table-cell office:value-type="float" office:value="249.153846153846" calcext:value-type="float">
            <text:p>249.153846153846</text:p>
          </table:table-cell>
          <table:table-cell office:value-type="float" office:value="458.967032967033" calcext:value-type="float">
            <text:p>458.967032967033</text:p>
          </table:table-cell>
          <table:table-cell office:value-type="float" office:value="256.076923076923" calcext:value-type="float">
            <text:p>256.076923076923</text:p>
          </table:table-cell>
          <table:table-cell office:value-type="float" office:value="275.10989010989" calcext:value-type="float">
            <text:p>275.10989010989</text:p>
          </table:table-cell>
          <table:table-cell office:value-type="float" office:value="239.186813186813" calcext:value-type="float">
            <text:p>239.186813186813</text:p>
          </table:table-cell>
          <table:table-cell office:value-type="float" office:value="1066.20879120879" calcext:value-type="float">
            <text:p>1066.2087912087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4716.36" calcext:value-type="float">
            <text:p>344716.36</text:p>
          </table:table-cell>
          <table:table-cell office:value-type="float" office:value="270049.08" calcext:value-type="float">
            <text:p>270049.08</text:p>
          </table:table-cell>
          <table:table-cell office:value-type="float" office:value="351.06" calcext:value-type="float">
            <text:p>351.06</text:p>
          </table:table-cell>
          <table:table-cell office:value-type="float" office:value="74316.22" calcext:value-type="float">
            <text:p>74316.22</text:p>
          </table:table-cell>
          <table:table-cell office:value-type="float" office:value="377.4" calcext:value-type="float">
            <text:p>377.4</text:p>
          </table:table-cell>
          <table:table-cell office:value-type="float" office:value="256.84" calcext:value-type="float">
            <text:p>256.84</text:p>
          </table:table-cell>
          <table:table-cell office:value-type="float" office:value="219.52" calcext:value-type="float">
            <text:p>219.52</text:p>
          </table:table-cell>
          <table:table-cell office:value-type="float" office:value="193.96" calcext:value-type="float">
            <text:p>193.96</text:p>
          </table:table-cell>
          <table:table-cell office:value-type="float" office:value="193.24" calcext:value-type="float">
            <text:p>193.24</text:p>
          </table:table-cell>
          <table:table-cell office:value-type="float" office:value="429.48" calcext:value-type="float">
            <text:p>429.48</text:p>
          </table:table-cell>
          <table:table-cell office:value-type="float" office:value="202.44" calcext:value-type="float">
            <text:p>202.44</text:p>
          </table:table-cell>
          <table:table-cell office:value-type="float" office:value="190.86" calcext:value-type="float">
            <text:p>190.86</text:p>
          </table:table-cell>
          <table:table-cell office:value-type="float" office:value="189.84" calcext:value-type="float">
            <text:p>189.84</text:p>
          </table:table-cell>
          <table:table-cell office:value-type="float" office:value="1112.38" calcext:value-type="float">
            <text:p>1112.3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0158.42" calcext:value-type="float">
            <text:p>390158.42</text:p>
          </table:table-cell>
          <table:table-cell office:value-type="float" office:value="370123.62" calcext:value-type="float">
            <text:p>370123.62</text:p>
          </table:table-cell>
          <table:table-cell office:value-type="float" office:value="327.06" calcext:value-type="float">
            <text:p>327.06</text:p>
          </table:table-cell>
          <table:table-cell office:value-type="float" office:value="90371.8" calcext:value-type="float">
            <text:p>90371.8</text:p>
          </table:table-cell>
          <table:table-cell office:value-type="float" office:value="287.8" calcext:value-type="float">
            <text:p>287.8</text:p>
          </table:table-cell>
          <table:table-cell office:value-type="float" office:value="141.96" calcext:value-type="float">
            <text:p>141.96</text:p>
          </table:table-cell>
          <table:table-cell office:value-type="float" office:value="92.3" calcext:value-type="float">
            <text:p>92.3</text:p>
          </table:table-cell>
          <table:table-cell office:value-type="float" office:value="63.52" calcext:value-type="float">
            <text:p>63.52</text:p>
          </table:table-cell>
          <table:table-cell office:value-type="float" office:value="64.34" calcext:value-type="float">
            <text:p>64.34</text:p>
          </table:table-cell>
          <table:table-cell office:value-type="float" office:value="315.26" calcext:value-type="float">
            <text:p>315.26</text:p>
          </table:table-cell>
          <table:table-cell office:value-type="float" office:value="174.38" calcext:value-type="float">
            <text:p>174.3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57.28" calcext:value-type="float">
            <text:p>1057.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6962.78" calcext:value-type="float">
            <text:p>326962.78</text:p>
          </table:table-cell>
          <table:table-cell office:value-type="float" office:value="241375.44" calcext:value-type="float">
            <text:p>241375.44</text:p>
          </table:table-cell>
          <table:table-cell office:value-type="float" office:value="317.72" calcext:value-type="float">
            <text:p>317.72</text:p>
          </table:table-cell>
          <table:table-cell office:value-type="float" office:value="85269.62" calcext:value-type="float">
            <text:p>85269.62</text:p>
          </table:table-cell>
          <table:table-cell office:value-type="float" office:value="581.38" calcext:value-type="float">
            <text:p>581.38</text:p>
          </table:table-cell>
          <table:table-cell office:value-type="float" office:value="353.86" calcext:value-type="float">
            <text:p>353.86</text:p>
          </table:table-cell>
          <table:table-cell office:value-type="float" office:value="307.96" calcext:value-type="float">
            <text:p>307.96</text:p>
          </table:table-cell>
          <table:table-cell office:value-type="float" office:value="192.96" calcext:value-type="float">
            <text:p>192.96</text:p>
          </table:table-cell>
          <table:table-cell office:value-type="float" office:value="384.06" calcext:value-type="float">
            <text:p>384.06</text:p>
          </table:table-cell>
          <table:table-cell office:value-type="float" office:value="473.44" calcext:value-type="float">
            <text:p>473.44</text:p>
          </table:table-cell>
          <table:table-cell office:value-type="float" office:value="256.08" calcext:value-type="float">
            <text:p>256.08</text:p>
          </table:table-cell>
          <table:table-cell office:value-type="float" office:value="198.9" calcext:value-type="float">
            <text:p>198.9</text:p>
          </table:table-cell>
          <table:table-cell office:value-type="float" office:value="187.36" calcext:value-type="float">
            <text:p>187.36</text:p>
          </table:table-cell>
          <table:table-cell office:value-type="float" office:value="1045.64" calcext:value-type="float">
            <text:p>1045.6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11156.46" calcext:value-type="float">
            <text:p>711156.46</text:p>
          </table:table-cell>
          <table:table-cell office:value-type="float" office:value="611159.3" calcext:value-type="float">
            <text:p>611159.3</text:p>
          </table:table-cell>
          <table:table-cell office:value-type="float" office:value="345.66" calcext:value-type="float">
            <text:p>345.66</text:p>
          </table:table-cell>
          <table:table-cell office:value-type="float" office:value="99651.5" calcext:value-type="float">
            <text:p>99651.5</text:p>
          </table:table-cell>
          <table:table-cell office:value-type="float" office:value="738.44" calcext:value-type="float">
            <text:p>738.44</text:p>
          </table:table-cell>
          <table:table-cell office:value-type="float" office:value="492" calcext:value-type="float">
            <text:p>492</text:p>
          </table:table-cell>
          <table:table-cell office:value-type="float" office:value="460.32" calcext:value-type="float">
            <text:p>460.32</text:p>
          </table:table-cell>
          <table:table-cell office:value-type="float" office:value="356.78" calcext:value-type="float">
            <text:p>356.78</text:p>
          </table:table-cell>
          <table:table-cell office:value-type="float" office:value="439.5" calcext:value-type="float">
            <text:p>439.5</text:p>
          </table:table-cell>
          <table:table-cell office:value-type="float" office:value="638.74" calcext:value-type="float">
            <text:p>638.74</text:p>
          </table:table-cell>
          <table:table-cell office:value-type="float" office:value="496.54" calcext:value-type="float">
            <text:p>496.54</text:p>
          </table:table-cell>
          <table:table-cell office:value-type="float" office:value="436.52" calcext:value-type="float">
            <text:p>436.52</text:p>
          </table:table-cell>
          <table:table-cell office:value-type="float" office:value="411.48" calcext:value-type="float">
            <text:p>411.48</text:p>
          </table:table-cell>
          <table:table-cell office:value-type="float" office:value="1110.64" calcext:value-type="float">
            <text:p>1110.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68373.36" calcext:value-type="float">
            <text:p>468373.36</text:p>
          </table:table-cell>
          <table:table-cell office:value-type="float" office:value="372760.58" calcext:value-type="float">
            <text:p>372760.58</text:p>
          </table:table-cell>
          <table:table-cell office:value-type="float" office:value="345.66" calcext:value-type="float">
            <text:p>345.66</text:p>
          </table:table-cell>
          <table:table-cell office:value-type="float" office:value="95267.12" calcext:value-type="float">
            <text:p>95267.12</text:p>
          </table:table-cell>
          <table:table-cell office:value-type="float" office:value="477.8" calcext:value-type="float">
            <text:p>477.8</text:p>
          </table:table-cell>
          <table:table-cell office:value-type="float" office:value="407.42" calcext:value-type="float">
            <text:p>407.42</text:p>
          </table:table-cell>
          <table:table-cell office:value-type="float" office:value="416.04" calcext:value-type="float">
            <text:p>416.04</text:p>
          </table:table-cell>
          <table:table-cell office:value-type="float" office:value="381.42" calcext:value-type="float">
            <text:p>381.42</text:p>
          </table:table-cell>
          <table:table-cell office:value-type="float" office:value="377.02" calcext:value-type="float">
            <text:p>377.02</text:p>
          </table:table-cell>
          <table:table-cell office:value-type="float" office:value="503.34" calcext:value-type="float">
            <text:p>503.34</text:p>
          </table:table-cell>
          <table:table-cell office:value-type="float" office:value="333.34" calcext:value-type="float">
            <text:p>333.34</text:p>
          </table:table-cell>
          <table:table-cell office:value-type="float" office:value="318.4" calcext:value-type="float">
            <text:p>318.4</text:p>
          </table:table-cell>
          <table:table-cell office:value-type="float" office:value="282.62" calcext:value-type="float">
            <text:p>282.62</text:p>
          </table:table-cell>
          <table:table-cell office:value-type="float" office:value="1103.92" calcext:value-type="float">
            <text:p>1103.9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415.36" calcext:value-type="float">
            <text:p>700415.36</text:p>
          </table:table-cell>
          <table:table-cell office:value-type="float" office:value="609965.44" calcext:value-type="float">
            <text:p>609965.44</text:p>
          </table:table-cell>
          <table:table-cell office:value-type="float" office:value="351.56" calcext:value-type="float">
            <text:p>351.56</text:p>
          </table:table-cell>
          <table:table-cell office:value-type="float" office:value="90098.36" calcext:value-type="float">
            <text:p>90098.36</text:p>
          </table:table-cell>
          <table:table-cell office:value-type="float" office:value="556.9" calcext:value-type="float">
            <text:p>556.9</text:p>
          </table:table-cell>
          <table:table-cell office:value-type="float" office:value="353.14" calcext:value-type="float">
            <text:p>353.14</text:p>
          </table:table-cell>
          <table:table-cell office:value-type="float" office:value="328.6" calcext:value-type="float">
            <text:p>328.6</text:p>
          </table:table-cell>
          <table:table-cell office:value-type="float" office:value="195.96" calcext:value-type="float">
            <text:p>195.96</text:p>
          </table:table-cell>
          <table:table-cell office:value-type="float" office:value="209.14" calcext:value-type="float">
            <text:p>209.14</text:p>
          </table:table-cell>
          <table:table-cell office:value-type="float" office:value="458.74" calcext:value-type="float">
            <text:p>458.74</text:p>
          </table:table-cell>
          <table:table-cell office:value-type="float" office:value="295.74" calcext:value-type="float">
            <text:p>295.74</text:p>
          </table:table-cell>
          <table:table-cell office:value-type="float" office:value="286.74" calcext:value-type="float">
            <text:p>286.74</text:p>
          </table:table-cell>
          <table:table-cell office:value-type="float" office:value="245.76" calcext:value-type="float">
            <text:p>245.76</text:p>
          </table:table-cell>
          <table:table-cell office:value-type="float" office:value="1127.86" calcext:value-type="float">
            <text:p>1127.8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0714.511111111" calcext:value-type="float">
            <text:p>290714.511111111</text:p>
          </table:table-cell>
          <table:table-cell office:value-type="float" office:value="285200.311111111" calcext:value-type="float">
            <text:p>285200.311111111</text:p>
          </table:table-cell>
          <table:table-cell office:value-type="float" office:value="1630.06666666667" calcext:value-type="float">
            <text:p>1630.06666666667</text:p>
          </table:table-cell>
          <table:table-cell office:value-type="float" office:value="3884.13333333333" calcext:value-type="float">
            <text:p>3884.13333333333</text:p>
          </table:table-cell>
          <table:table-cell office:value-type="float" office:value="576.588888888889" calcext:value-type="float">
            <text:p>576.588888888889</text:p>
          </table:table-cell>
          <table:table-cell office:value-type="float" office:value="380.288888888889" calcext:value-type="float">
            <text:p>380.288888888889</text:p>
          </table:table-cell>
          <table:table-cell office:value-type="float" office:value="394.211111111111" calcext:value-type="float">
            <text:p>394.211111111111</text:p>
          </table:table-cell>
          <table:table-cell office:value-type="float" office:value="285.588888888889" calcext:value-type="float">
            <text:p>285.588888888889</text:p>
          </table:table-cell>
          <table:table-cell office:value-type="float" office:value="320.322222222222" calcext:value-type="float">
            <text:p>320.322222222222</text:p>
          </table:table-cell>
          <table:table-cell office:value-type="float" office:value="1780.43333333333" calcext:value-type="float">
            <text:p>1780.43333333333</text:p>
          </table:table-cell>
          <table:table-cell office:value-type="float" office:value="264.811111111111" calcext:value-type="float">
            <text:p>264.811111111111</text:p>
          </table:table-cell>
          <table:table-cell office:value-type="float" office:value="281.177777777778" calcext:value-type="float">
            <text:p>281.177777777778</text:p>
          </table:table-cell>
          <table:table-cell office:value-type="float" office:value="272.4" calcext:value-type="float">
            <text:p>272.4</text:p>
          </table:table-cell>
          <table:table-cell office:value-type="float" office:value="4157.78888888889" calcext:value-type="float">
            <text:p>4157.7888888888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5116.08" calcext:value-type="float">
            <text:p>305116.08</text:p>
          </table:table-cell>
          <table:table-cell office:value-type="float" office:value="299976.54" calcext:value-type="float">
            <text:p>299976.54</text:p>
          </table:table-cell>
          <table:table-cell office:value-type="float" office:value="1165.22" calcext:value-type="float">
            <text:p>1165.22</text:p>
          </table:table-cell>
          <table:table-cell office:value-type="float" office:value="3974.32" calcext:value-type="float">
            <text:p>3974.32</text:p>
          </table:table-cell>
          <table:table-cell office:value-type="float" office:value="598.92" calcext:value-type="float">
            <text:p>598.92</text:p>
          </table:table-cell>
          <table:table-cell office:value-type="float" office:value="537.44" calcext:value-type="float">
            <text:p>537.44</text:p>
          </table:table-cell>
          <table:table-cell office:value-type="float" office:value="438.78" calcext:value-type="float">
            <text:p>438.78</text:p>
          </table:table-cell>
          <table:table-cell office:value-type="float" office:value="357.08" calcext:value-type="float">
            <text:p>357.08</text:p>
          </table:table-cell>
          <table:table-cell office:value-type="float" office:value="316.56" calcext:value-type="float">
            <text:p>316.56</text:p>
          </table:table-cell>
          <table:table-cell office:value-type="float" office:value="1207.32" calcext:value-type="float">
            <text:p>1207.32</text:p>
          </table:table-cell>
          <table:table-cell office:value-type="float" office:value="329.9" calcext:value-type="float">
            <text:p>329.9</text:p>
          </table:table-cell>
          <table:table-cell office:value-type="float" office:value="459.22" calcext:value-type="float">
            <text:p>459.22</text:p>
          </table:table-cell>
          <table:table-cell office:value-type="float" office:value="425.46" calcext:value-type="float">
            <text:p>425.46</text:p>
          </table:table-cell>
          <table:table-cell office:value-type="float" office:value="4236.7" calcext:value-type="float">
            <text:p>4236.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7857.2" calcext:value-type="float">
            <text:p>437857.2</text:p>
          </table:table-cell>
          <table:table-cell office:value-type="float" office:value="432595.06" calcext:value-type="float">
            <text:p>432595.06</text:p>
          </table:table-cell>
          <table:table-cell office:value-type="float" office:value="1163.58" calcext:value-type="float">
            <text:p>1163.58</text:p>
          </table:table-cell>
          <table:table-cell office:value-type="float" office:value="4098.56" calcext:value-type="float">
            <text:p>4098.56</text:p>
          </table:table-cell>
          <table:table-cell office:value-type="float" office:value="554.46" calcext:value-type="float">
            <text:p>554.46</text:p>
          </table:table-cell>
          <table:table-cell office:value-type="float" office:value="367.08" calcext:value-type="float">
            <text:p>367.08</text:p>
          </table:table-cell>
          <table:table-cell office:value-type="float" office:value="303.14" calcext:value-type="float">
            <text:p>303.14</text:p>
          </table:table-cell>
          <table:table-cell office:value-type="float" office:value="215.3" calcext:value-type="float">
            <text:p>215.3</text:p>
          </table:table-cell>
          <table:table-cell office:value-type="float" office:value="215.52" calcext:value-type="float">
            <text:p>215.52</text:p>
          </table:table-cell>
          <table:table-cell office:value-type="float" office:value="2713.52" calcext:value-type="float">
            <text:p>2713.52</text:p>
          </table:table-cell>
          <table:table-cell office:value-type="float" office:value="272.74" calcext:value-type="float">
            <text:p>272.74</text:p>
          </table:table-cell>
          <table:table-cell office:value-type="float" office:value="174.6" calcext:value-type="float">
            <text:p>174.6</text:p>
          </table:table-cell>
          <table:table-cell office:value-type="float" office:value="198.24" calcext:value-type="float">
            <text:p>198.24</text:p>
          </table:table-cell>
          <table:table-cell office:value-type="float" office:value="4311.98" calcext:value-type="float">
            <text:p>4311.9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0936.56" calcext:value-type="float">
            <text:p>270936.56</text:p>
          </table:table-cell>
          <table:table-cell office:value-type="float" office:value="261501.16" calcext:value-type="float">
            <text:p>261501.16</text:p>
          </table:table-cell>
          <table:table-cell office:value-type="float" office:value="1146.62" calcext:value-type="float">
            <text:p>1146.62</text:p>
          </table:table-cell>
          <table:table-cell office:value-type="float" office:value="8288.78" calcext:value-type="float">
            <text:p>8288.78</text:p>
          </table:table-cell>
          <table:table-cell office:value-type="float" office:value="629.26" calcext:value-type="float">
            <text:p>629.26</text:p>
          </table:table-cell>
          <table:table-cell office:value-type="float" office:value="397.8" calcext:value-type="float">
            <text:p>397.8</text:p>
          </table:table-cell>
          <table:table-cell office:value-type="float" office:value="349.08" calcext:value-type="float">
            <text:p>349.08</text:p>
          </table:table-cell>
          <table:table-cell office:value-type="float" office:value="232.76" calcext:value-type="float">
            <text:p>232.76</text:p>
          </table:table-cell>
          <table:table-cell office:value-type="float" office:value="230.26" calcext:value-type="float">
            <text:p>230.26</text:p>
          </table:table-cell>
          <table:table-cell office:value-type="float" office:value="2255.5" calcext:value-type="float">
            <text:p>2255.5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9.36" calcext:value-type="float">
            <text:p>259.36</text:p>
          </table:table-cell>
          <table:table-cell office:value-type="float" office:value="244.56" calcext:value-type="float">
            <text:p>244.56</text:p>
          </table:table-cell>
          <table:table-cell office:value-type="float" office:value="4216.78" calcext:value-type="float">
            <text:p>4216.7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62502.58" calcext:value-type="float">
            <text:p>562502.58</text:p>
          </table:table-cell>
          <table:table-cell office:value-type="float" office:value="557192.84" calcext:value-type="float">
            <text:p>557192.84</text:p>
          </table:table-cell>
          <table:table-cell office:value-type="float" office:value="1213.08" calcext:value-type="float">
            <text:p>1213.08</text:p>
          </table:table-cell>
          <table:table-cell office:value-type="float" office:value="4096.66" calcext:value-type="float">
            <text:p>4096.66</text:p>
          </table:table-cell>
          <table:table-cell office:value-type="float" office:value="639.82" calcext:value-type="float">
            <text:p>639.82</text:p>
          </table:table-cell>
          <table:table-cell office:value-type="float" office:value="638.6" calcext:value-type="float">
            <text:p>638.6</text:p>
          </table:table-cell>
          <table:table-cell office:value-type="float" office:value="547.38" calcext:value-type="float">
            <text:p>547.38</text:p>
          </table:table-cell>
          <table:table-cell office:value-type="float" office:value="477.1" calcext:value-type="float">
            <text:p>477.1</text:p>
          </table:table-cell>
          <table:table-cell office:value-type="float" office:value="419.82" calcext:value-type="float">
            <text:p>419.82</text:p>
          </table:table-cell>
          <table:table-cell office:value-type="float" office:value="3127.82" calcext:value-type="float">
            <text:p>3127.82</text:p>
          </table:table-cell>
          <table:table-cell office:value-type="float" office:value="319.06" calcext:value-type="float">
            <text:p>319.0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24.3" calcext:value-type="float">
            <text:p>324.3</text:p>
          </table:table-cell>
          <table:table-cell office:value-type="float" office:value="4293.98" calcext:value-type="float">
            <text:p>4293.9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2774.3" calcext:value-type="float">
            <text:p>522774.3</text:p>
          </table:table-cell>
          <table:table-cell office:value-type="float" office:value="517464.62" calcext:value-type="float">
            <text:p>517464.62</text:p>
          </table:table-cell>
          <table:table-cell office:value-type="float" office:value="1163.32" calcext:value-type="float">
            <text:p>1163.32</text:p>
          </table:table-cell>
          <table:table-cell office:value-type="float" office:value="4146.36" calcext:value-type="float">
            <text:p>4146.36</text:p>
          </table:table-cell>
          <table:table-cell office:value-type="float" office:value="684.94" calcext:value-type="float">
            <text:p>684.94</text:p>
          </table:table-cell>
          <table:table-cell office:value-type="float" office:value="580.26" calcext:value-type="float">
            <text:p>580.26</text:p>
          </table:table-cell>
          <table:table-cell office:value-type="float" office:value="535.12" calcext:value-type="float">
            <text:p>535.12</text:p>
          </table:table-cell>
          <table:table-cell office:value-type="float" office:value="419.48" calcext:value-type="float">
            <text:p>419.48</text:p>
          </table:table-cell>
          <table:table-cell office:value-type="float" office:value="414.9" calcext:value-type="float">
            <text:p>414.9</text:p>
          </table:table-cell>
          <table:table-cell office:value-type="float" office:value="3865.78" calcext:value-type="float">
            <text:p>3865.78</text:p>
          </table:table-cell>
          <table:table-cell office:value-type="float" office:value="390.2" calcext:value-type="float">
            <text:p>390.2</text:p>
          </table:table-cell>
          <table:table-cell office:value-type="float" office:value="413.52" calcext:value-type="float">
            <text:p>413.52</text:p>
          </table:table-cell>
          <table:table-cell office:value-type="float" office:value="461.38" calcext:value-type="float">
            <text:p>461.38</text:p>
          </table:table-cell>
          <table:table-cell office:value-type="float" office:value="4339.56" calcext:value-type="float">
            <text:p>4339.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1563.4" calcext:value-type="float">
            <text:p>401563.4</text:p>
          </table:table-cell>
          <table:table-cell office:value-type="float" office:value="396367.06" calcext:value-type="float">
            <text:p>396367.06</text:p>
          </table:table-cell>
          <table:table-cell office:value-type="float" office:value="1183.36" calcext:value-type="float">
            <text:p>1183.36</text:p>
          </table:table-cell>
          <table:table-cell office:value-type="float" office:value="4012.98" calcext:value-type="float">
            <text:p>4012.98</text:p>
          </table:table-cell>
          <table:table-cell office:value-type="float" office:value="661.62" calcext:value-type="float">
            <text:p>661.62</text:p>
          </table:table-cell>
          <table:table-cell office:value-type="float" office:value="603.14" calcext:value-type="float">
            <text:p>603.14</text:p>
          </table:table-cell>
          <table:table-cell office:value-type="float" office:value="637.12" calcext:value-type="float">
            <text:p>637.12</text:p>
          </table:table-cell>
          <table:table-cell office:value-type="float" office:value="419.78" calcext:value-type="float">
            <text:p>419.78</text:p>
          </table:table-cell>
          <table:table-cell office:value-type="float" office:value="471.82" calcext:value-type="float">
            <text:p>471.82</text:p>
          </table:table-cell>
          <table:table-cell office:value-type="float" office:value="1572.34" calcext:value-type="float">
            <text:p>1572.34</text:p>
          </table:table-cell>
          <table:table-cell office:value-type="float" office:value="315.48" calcext:value-type="float">
            <text:p>315.48</text:p>
          </table:table-cell>
          <table:table-cell office:value-type="float" office:value="403.86" calcext:value-type="float">
            <text:p>403.86</text:p>
          </table:table-cell>
          <table:table-cell office:value-type="float" office:value="380.76" calcext:value-type="float">
            <text:p>380.76</text:p>
          </table:table-cell>
          <table:table-cell office:value-type="float" office:value="4262.66" calcext:value-type="float">
            <text:p>4262.6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5577.943820225" calcext:value-type="float">
            <text:p>315577.943820225</text:p>
          </table:table-cell>
          <table:table-cell office:value-type="float" office:value="298234.303370787" calcext:value-type="float">
            <text:p>298234.303370787</text:p>
          </table:table-cell>
          <table:table-cell office:value-type="float" office:value="4127.05617977528" calcext:value-type="float">
            <text:p>4127.05617977528</text:p>
          </table:table-cell>
          <table:table-cell office:value-type="float" office:value="13216.5842696629" calcext:value-type="float">
            <text:p>13216.5842696629</text:p>
          </table:table-cell>
          <table:table-cell office:value-type="float" office:value="1530.50561797753" calcext:value-type="float">
            <text:p>1530.50561797753</text:p>
          </table:table-cell>
          <table:table-cell office:value-type="float" office:value="934.516853932584" calcext:value-type="float">
            <text:p>934.516853932584</text:p>
          </table:table-cell>
          <table:table-cell office:value-type="float" office:value="857.292134831461" calcext:value-type="float">
            <text:p>857.292134831461</text:p>
          </table:table-cell>
          <table:table-cell office:value-type="float" office:value="547.269662921348" calcext:value-type="float">
            <text:p>547.269662921348</text:p>
          </table:table-cell>
          <table:table-cell office:value-type="float" office:value="537.988764044944" calcext:value-type="float">
            <text:p>537.988764044944</text:p>
          </table:table-cell>
          <table:table-cell office:value-type="float" office:value="3337.02247191011" calcext:value-type="float">
            <text:p>3337.02247191011</text:p>
          </table:table-cell>
          <table:table-cell office:value-type="float" office:value="477.741573033708" calcext:value-type="float">
            <text:p>477.741573033708</text:p>
          </table:table-cell>
          <table:table-cell office:value-type="float" office:value="560.775280898876" calcext:value-type="float">
            <text:p>560.775280898876</text:p>
          </table:table-cell>
          <table:table-cell office:value-type="float" office:value="434.325842696629" calcext:value-type="float">
            <text:p>434.325842696629</text:p>
          </table:table-cell>
          <table:table-cell office:value-type="float" office:value="14432.393258427" calcext:value-type="float">
            <text:p>14432.3932584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8418.7" calcext:value-type="float">
            <text:p>338418.7</text:p>
          </table:table-cell>
          <table:table-cell office:value-type="float" office:value="320033.74" calcext:value-type="float">
            <text:p>320033.74</text:p>
          </table:table-cell>
          <table:table-cell office:value-type="float" office:value="4314.16" calcext:value-type="float">
            <text:p>4314.16</text:p>
          </table:table-cell>
          <table:table-cell office:value-type="float" office:value="14070.8" calcext:value-type="float">
            <text:p>14070.8</text:p>
          </table:table-cell>
          <table:table-cell office:value-type="float" office:value="1476.22" calcext:value-type="float">
            <text:p>1476.22</text:p>
          </table:table-cell>
          <table:table-cell office:value-type="float" office:value="900.8" calcext:value-type="float">
            <text:p>900.8</text:p>
          </table:table-cell>
          <table:table-cell office:value-type="float" office:value="877.04" calcext:value-type="float">
            <text:p>877.04</text:p>
          </table:table-cell>
          <table:table-cell office:value-type="float" office:value="477.54" calcext:value-type="float">
            <text:p>477.54</text:p>
          </table:table-cell>
          <table:table-cell office:value-type="float" office:value="1585.06" calcext:value-type="float">
            <text:p>1585.06</text:p>
          </table:table-cell>
          <table:table-cell office:value-type="float" office:value="3154.92" calcext:value-type="float">
            <text:p>3154.92</text:p>
          </table:table-cell>
          <table:table-cell office:value-type="float" office:value="592.88" calcext:value-type="float">
            <text:p>592.88</text:p>
          </table:table-cell>
          <table:table-cell office:value-type="float" office:value="708.96" calcext:value-type="float">
            <text:p>708.96</text:p>
          </table:table-cell>
          <table:table-cell office:value-type="float" office:value="513.4" calcext:value-type="float">
            <text:p>513.4</text:p>
          </table:table-cell>
          <table:table-cell office:value-type="float" office:value="15356.9" calcext:value-type="float">
            <text:p>15356.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64370.44" calcext:value-type="float">
            <text:p>364370.44</text:p>
          </table:table-cell>
          <table:table-cell office:value-type="float" office:value="345403.84" calcext:value-type="float">
            <text:p>345403.84</text:p>
          </table:table-cell>
          <table:table-cell office:value-type="float" office:value="4350.74" calcext:value-type="float">
            <text:p>4350.74</text:p>
          </table:table-cell>
          <table:table-cell office:value-type="float" office:value="14615.86" calcext:value-type="float">
            <text:p>14615.86</text:p>
          </table:table-cell>
          <table:table-cell office:value-type="float" office:value="1798.18" calcext:value-type="float">
            <text:p>1798.18</text:p>
          </table:table-cell>
          <table:table-cell office:value-type="float" office:value="1045.16" calcext:value-type="float">
            <text:p>1045.16</text:p>
          </table:table-cell>
          <table:table-cell office:value-type="float" office:value="998.2" calcext:value-type="float">
            <text:p>998.2</text:p>
          </table:table-cell>
          <table:table-cell office:value-type="float" office:value="635.06" calcext:value-type="float">
            <text:p>635.06</text:p>
          </table:table-cell>
          <table:table-cell office:value-type="float" office:value="657.16" calcext:value-type="float">
            <text:p>657.16</text:p>
          </table:table-cell>
          <table:table-cell office:value-type="float" office:value="3789.16" calcext:value-type="float">
            <text:p>3789.16</text:p>
          </table:table-cell>
          <table:table-cell office:value-type="float" office:value="968.24" calcext:value-type="float">
            <text:p>968.24</text:p>
          </table:table-cell>
          <table:table-cell office:value-type="float" office:value="711.02" calcext:value-type="float">
            <text:p>711.0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4455.72" calcext:value-type="float">
            <text:p>14455.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6201.28" calcext:value-type="float">
            <text:p>336201.28</text:p>
          </table:table-cell>
          <table:table-cell office:value-type="float" office:value="318036.22" calcext:value-type="float">
            <text:p>318036.22</text:p>
          </table:table-cell>
          <table:table-cell office:value-type="float" office:value="3964.26" calcext:value-type="float">
            <text:p>3964.26</text:p>
          </table:table-cell>
          <table:table-cell office:value-type="float" office:value="14200.8" calcext:value-type="float">
            <text:p>14200.8</text:p>
          </table:table-cell>
          <table:table-cell office:value-type="float" office:value="1329.72" calcext:value-type="float">
            <text:p>1329.72</text:p>
          </table:table-cell>
          <table:table-cell office:value-type="float" office:value="833.86" calcext:value-type="float">
            <text:p>833.86</text:p>
          </table:table-cell>
          <table:table-cell office:value-type="float" office:value="855.76" calcext:value-type="float">
            <text:p>855.76</text:p>
          </table:table-cell>
          <table:table-cell office:value-type="float" office:value="362" calcext:value-type="float">
            <text:p>362</text:p>
          </table:table-cell>
          <table:table-cell office:value-type="float" office:value="391.48" calcext:value-type="float">
            <text:p>391.48</text:p>
          </table:table-cell>
          <table:table-cell office:value-type="float" office:value="4225.1" calcext:value-type="float">
            <text:p>4225.1</text:p>
          </table:table-cell>
          <table:table-cell office:value-type="float" office:value="309.46" calcext:value-type="float">
            <text:p>309.46</text:p>
          </table:table-cell>
          <table:table-cell office:value-type="float" office:value="340.42" calcext:value-type="float">
            <text:p>340.42</text:p>
          </table:table-cell>
          <table:table-cell office:value-type="float" office:value="270.44" calcext:value-type="float">
            <text:p>270.44</text:p>
          </table:table-cell>
          <table:table-cell office:value-type="float" office:value="14419.4" calcext:value-type="float">
            <text:p>14419.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67556.9" calcext:value-type="float">
            <text:p>467556.9</text:p>
          </table:table-cell>
          <table:table-cell office:value-type="float" office:value="435072.4" calcext:value-type="float">
            <text:p>435072.4</text:p>
          </table:table-cell>
          <table:table-cell office:value-type="float" office:value="4291.22" calcext:value-type="float">
            <text:p>4291.22</text:p>
          </table:table-cell>
          <table:table-cell office:value-type="float" office:value="28193.28" calcext:value-type="float">
            <text:p>28193.28</text:p>
          </table:table-cell>
          <table:table-cell office:value-type="float" office:value="1584.24" calcext:value-type="float">
            <text:p>1584.24</text:p>
          </table:table-cell>
          <table:table-cell office:value-type="float" office:value="950.46" calcext:value-type="float">
            <text:p>950.46</text:p>
          </table:table-cell>
          <table:table-cell office:value-type="float" office:value="764.62" calcext:value-type="float">
            <text:p>764.62</text:p>
          </table:table-cell>
          <table:table-cell office:value-type="float" office:value="448.04" calcext:value-type="float">
            <text:p>448.04</text:p>
          </table:table-cell>
          <table:table-cell office:value-type="float" office:value="470.08" calcext:value-type="float">
            <text:p>470.08</text:p>
          </table:table-cell>
          <table:table-cell office:value-type="float" office:value="3442.26" calcext:value-type="float">
            <text:p>3442.26</text:p>
          </table:table-cell>
          <table:table-cell office:value-type="float" office:value="583.2" calcext:value-type="float">
            <text:p>583.2</text:p>
          </table:table-cell>
          <table:table-cell office:value-type="float" office:value="440.1" calcext:value-type="float">
            <text:p>440.1</text:p>
          </table:table-cell>
          <table:table-cell office:value-type="float" office:value="280.02" calcext:value-type="float">
            <text:p>280.02</text:p>
          </table:table-cell>
          <table:table-cell office:value-type="float" office:value="14744.84" calcext:value-type="float">
            <text:p>14744.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0967.34" calcext:value-type="float">
            <text:p>370967.34</text:p>
          </table:table-cell>
          <table:table-cell office:value-type="float" office:value="352923.4" calcext:value-type="float">
            <text:p>352923.4</text:p>
          </table:table-cell>
          <table:table-cell office:value-type="float" office:value="4302.54" calcext:value-type="float">
            <text:p>4302.54</text:p>
          </table:table-cell>
          <table:table-cell office:value-type="float" office:value="13741.4" calcext:value-type="float">
            <text:p>13741.4</text:p>
          </table:table-cell>
          <table:table-cell office:value-type="float" office:value="1545.5" calcext:value-type="float">
            <text:p>1545.5</text:p>
          </table:table-cell>
          <table:table-cell office:value-type="float" office:value="845.36" calcext:value-type="float">
            <text:p>845.36</text:p>
          </table:table-cell>
          <table:table-cell office:value-type="float" office:value="783.94" calcext:value-type="float">
            <text:p>783.94</text:p>
          </table:table-cell>
          <table:table-cell office:value-type="float" office:value="476.7" calcext:value-type="float">
            <text:p>476.7</text:p>
          </table:table-cell>
          <table:table-cell office:value-type="float" office:value="471.92" calcext:value-type="float">
            <text:p>471.92</text:p>
          </table:table-cell>
          <table:table-cell office:value-type="float" office:value="4734.02" calcext:value-type="float">
            <text:p>4734.02</text:p>
          </table:table-cell>
          <table:table-cell office:value-type="float" office:value="495.36" calcext:value-type="float">
            <text:p>495.36</text:p>
          </table:table-cell>
          <table:table-cell office:value-type="float" office:value="400.4" calcext:value-type="float">
            <text:p>400.4</text:p>
          </table:table-cell>
          <table:table-cell office:value-type="float" office:value="786.78" calcext:value-type="float">
            <text:p>786.78</text:p>
          </table:table-cell>
          <table:table-cell office:value-type="float" office:value="14521.14" calcext:value-type="float">
            <text:p>14521.1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82090.16" calcext:value-type="float">
            <text:p>382090.16</text:p>
          </table:table-cell>
          <table:table-cell office:value-type="float" office:value="363889.84" calcext:value-type="float">
            <text:p>363889.84</text:p>
          </table:table-cell>
          <table:table-cell office:value-type="float" office:value="4259.5" calcext:value-type="float">
            <text:p>4259.5</text:p>
          </table:table-cell>
          <table:table-cell office:value-type="float" office:value="13940.82" calcext:value-type="float">
            <text:p>13940.82</text:p>
          </table:table-cell>
          <table:table-cell office:value-type="float" office:value="1458.76" calcext:value-type="float">
            <text:p>1458.76</text:p>
          </table:table-cell>
          <table:table-cell office:value-type="float" office:value="955.58" calcext:value-type="float">
            <text:p>955.58</text:p>
          </table:table-cell>
          <table:table-cell office:value-type="float" office:value="915.2" calcext:value-type="float">
            <text:p>915.2</text:p>
          </table:table-cell>
          <table:table-cell office:value-type="float" office:value="355.24" calcext:value-type="float">
            <text:p>355.24</text:p>
          </table:table-cell>
          <table:table-cell office:value-type="float" office:value="404.36" calcext:value-type="float">
            <text:p>404.36</text:p>
          </table:table-cell>
          <table:table-cell office:value-type="float" office:value="4126.62" calcext:value-type="float">
            <text:p>4126.62</text:p>
          </table:table-cell>
          <table:table-cell office:value-type="float" office:value="432.5" calcext:value-type="float">
            <text:p>432.5</text:p>
          </table:table-cell>
          <table:table-cell office:value-type="float" office:value="278.22" calcext:value-type="float">
            <text:p>278.22</text:p>
          </table:table-cell>
          <table:table-cell office:value-type="float" office:value="272.6" calcext:value-type="float">
            <text:p>272.6</text:p>
          </table:table-cell>
          <table:table-cell office:value-type="float" office:value="14704.22" calcext:value-type="float">
            <text:p>14704.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29691.593023256" calcext:value-type="float">
            <text:p>429691.593023256</text:p>
          </table:table-cell>
          <table:table-cell office:value-type="float" office:value="368564.406976744" calcext:value-type="float">
            <text:p>368564.406976744</text:p>
          </table:table-cell>
          <table:table-cell office:value-type="float" office:value="14625.0581395349" calcext:value-type="float">
            <text:p>14625.0581395349</text:p>
          </table:table-cell>
          <table:table-cell office:value-type="float" office:value="46502.1279069767" calcext:value-type="float">
            <text:p>46502.1279069767</text:p>
          </table:table-cell>
          <table:table-cell office:value-type="float" office:value="5051.73255813954" calcext:value-type="float">
            <text:p>5051.73255813954</text:p>
          </table:table-cell>
          <table:table-cell office:value-type="float" office:value="2245.87209302326" calcext:value-type="float">
            <text:p>2245.87209302326</text:p>
          </table:table-cell>
          <table:table-cell office:value-type="float" office:value="2140.53488372093" calcext:value-type="float">
            <text:p>2140.53488372093</text:p>
          </table:table-cell>
          <table:table-cell office:value-type="float" office:value="789.46511627907" calcext:value-type="float">
            <text:p>789.46511627907</text:p>
          </table:table-cell>
          <table:table-cell office:value-type="float" office:value="779.244186046512" calcext:value-type="float">
            <text:p>779.244186046512</text:p>
          </table:table-cell>
          <table:table-cell office:value-type="float" office:value="5965.22093023256" calcext:value-type="float">
            <text:p>5965.22093023256</text:p>
          </table:table-cell>
          <table:table-cell office:value-type="float" office:value="859.488372093023" calcext:value-type="float">
            <text:p>859.488372093023</text:p>
          </table:table-cell>
          <table:table-cell office:value-type="float" office:value="1179.8488372093" calcext:value-type="float">
            <text:p>1179.8488372093</text:p>
          </table:table-cell>
          <table:table-cell office:value-type="float" office:value="555.546511627907" calcext:value-type="float">
            <text:p>555.546511627907</text:p>
          </table:table-cell>
          <table:table-cell office:value-type="float" office:value="55519.9651162791" calcext:value-type="float">
            <text:p>55519.965116279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8592.170212766" calcext:value-type="float">
            <text:p>438592.170212766</text:p>
          </table:table-cell>
          <table:table-cell office:value-type="float" office:value="376508.978723404" calcext:value-type="float">
            <text:p>376508.978723404</text:p>
          </table:table-cell>
          <table:table-cell office:value-type="float" office:value="15286.6170212766" calcext:value-type="float">
            <text:p>15286.6170212766</text:p>
          </table:table-cell>
          <table:table-cell office:value-type="float" office:value="46796.5744680851" calcext:value-type="float">
            <text:p>46796.5744680851</text:p>
          </table:table-cell>
          <table:table-cell office:value-type="float" office:value="5154.57446808511" calcext:value-type="float">
            <text:p>5154.57446808511</text:p>
          </table:table-cell>
          <table:table-cell office:value-type="float" office:value="3020.6170212766" calcext:value-type="float">
            <text:p>3020.6170212766</text:p>
          </table:table-cell>
          <table:table-cell office:value-type="float" office:value="2076.48936170213" calcext:value-type="float">
            <text:p>2076.48936170213</text:p>
          </table:table-cell>
          <table:table-cell office:value-type="float" office:value="638.617021276596" calcext:value-type="float">
            <text:p>638.617021276596</text:p>
          </table:table-cell>
          <table:table-cell office:value-type="float" office:value="639.553191489362" calcext:value-type="float">
            <text:p>639.553191489362</text:p>
          </table:table-cell>
          <table:table-cell office:value-type="float" office:value="6264.57446808511" calcext:value-type="float">
            <text:p>6264.57446808511</text:p>
          </table:table-cell>
          <table:table-cell office:value-type="float" office:value="1101.65957446809" calcext:value-type="float">
            <text:p>1101.65957446809</text:p>
          </table:table-cell>
          <table:table-cell office:value-type="float" office:value="816.170212765957" calcext:value-type="float">
            <text:p>816.170212765957</text:p>
          </table:table-cell>
          <table:table-cell office:value-type="float" office:value="461.425531914894" calcext:value-type="float">
            <text:p>461.425531914894</text:p>
          </table:table-cell>
          <table:table-cell office:value-type="float" office:value="56083.7021276596" calcext:value-type="float">
            <text:p>56083.702127659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6475.7" calcext:value-type="float">
            <text:p>646475.7</text:p>
          </table:table-cell>
          <table:table-cell office:value-type="float" office:value="580864.08" calcext:value-type="float">
            <text:p>580864.08</text:p>
          </table:table-cell>
          <table:table-cell office:value-type="float" office:value="14942.32" calcext:value-type="float">
            <text:p>14942.32</text:p>
          </table:table-cell>
          <table:table-cell office:value-type="float" office:value="50669.3" calcext:value-type="float">
            <text:p>50669.3</text:p>
          </table:table-cell>
          <table:table-cell office:value-type="float" office:value="4827.22" calcext:value-type="float">
            <text:p>4827.22</text:p>
          </table:table-cell>
          <table:table-cell office:value-type="float" office:value="3105.4" calcext:value-type="float">
            <text:p>3105.4</text:p>
          </table:table-cell>
          <table:table-cell office:value-type="float" office:value="2367.82" calcext:value-type="float">
            <text:p>2367.82</text:p>
          </table:table-cell>
          <table:table-cell office:value-type="float" office:value="993.72" calcext:value-type="float">
            <text:p>993.72</text:p>
          </table:table-cell>
          <table:table-cell office:value-type="float" office:value="991.14" calcext:value-type="float">
            <text:p>991.14</text:p>
          </table:table-cell>
          <table:table-cell office:value-type="float" office:value="5383.58" calcext:value-type="float">
            <text:p>5383.58</text:p>
          </table:table-cell>
          <table:table-cell office:value-type="float" office:value="897.02" calcext:value-type="float">
            <text:p>897.02</text:p>
          </table:table-cell>
          <table:table-cell office:value-type="float" office:value="609.1" calcext:value-type="float">
            <text:p>609.1</text:p>
          </table:table-cell>
          <table:table-cell office:value-type="float" office:value="355.72" calcext:value-type="float">
            <text:p>355.72</text:p>
          </table:table-cell>
          <table:table-cell office:value-type="float" office:value="56282.4" calcext:value-type="float">
            <text:p>56282.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88937.361702128" calcext:value-type="float">
            <text:p>488937.361702128</text:p>
          </table:table-cell>
          <table:table-cell office:value-type="float" office:value="427252.382978723" calcext:value-type="float">
            <text:p>427252.382978723</text:p>
          </table:table-cell>
          <table:table-cell office:value-type="float" office:value="14946.3617021277" calcext:value-type="float">
            <text:p>14946.3617021277</text:p>
          </table:table-cell>
          <table:table-cell office:value-type="float" office:value="46738.6170212766" calcext:value-type="float">
            <text:p>46738.6170212766</text:p>
          </table:table-cell>
          <table:table-cell office:value-type="float" office:value="4870.70212765957" calcext:value-type="float">
            <text:p>4870.70212765957</text:p>
          </table:table-cell>
          <table:table-cell office:value-type="float" office:value="2473.21276595745" calcext:value-type="float">
            <text:p>2473.21276595745</text:p>
          </table:table-cell>
          <table:table-cell office:value-type="float" office:value="2462.12765957447" calcext:value-type="float">
            <text:p>2462.12765957447</text:p>
          </table:table-cell>
          <table:table-cell office:value-type="float" office:value="1169.06382978723" calcext:value-type="float">
            <text:p>1169.06382978723</text:p>
          </table:table-cell>
          <table:table-cell office:value-type="float" office:value="1158.74468085106" calcext:value-type="float">
            <text:p>1158.74468085106</text:p>
          </table:table-cell>
          <table:table-cell office:value-type="float" office:value="4824.78723404255" calcext:value-type="float">
            <text:p>4824.78723404255</text:p>
          </table:table-cell>
          <table:table-cell office:value-type="float" office:value="991.106382978724" calcext:value-type="float">
            <text:p>991.106382978724</text:p>
          </table:table-cell>
          <table:table-cell office:value-type="float" office:value="973.510638297872" calcext:value-type="float">
            <text:p>973.510638297872</text:p>
          </table:table-cell>
          <table:table-cell office:value-type="float" office:value="770.617021276596" calcext:value-type="float">
            <text:p>770.617021276596</text:p>
          </table:table-cell>
          <table:table-cell office:value-type="float" office:value="56844.4042553192" calcext:value-type="float">
            <text:p>56844.404255319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31106.22" calcext:value-type="float">
            <text:p>731106.22</text:p>
          </table:table-cell>
          <table:table-cell office:value-type="float" office:value="670310.1" calcext:value-type="float">
            <text:p>670310.1</text:p>
          </table:table-cell>
          <table:table-cell office:value-type="float" office:value="14659.26" calcext:value-type="float">
            <text:p>14659.26</text:p>
          </table:table-cell>
          <table:table-cell office:value-type="float" office:value="46136.86" calcext:value-type="float">
            <text:p>46136.86</text:p>
          </table:table-cell>
          <table:table-cell office:value-type="float" office:value="5161.2" calcext:value-type="float">
            <text:p>5161.2</text:p>
          </table:table-cell>
          <table:table-cell office:value-type="float" office:value="2641.16" calcext:value-type="float">
            <text:p>2641.16</text:p>
          </table:table-cell>
          <table:table-cell office:value-type="float" office:value="2294.28" calcext:value-type="float">
            <text:p>2294.28</text:p>
          </table:table-cell>
          <table:table-cell office:value-type="float" office:value="919.74" calcext:value-type="float">
            <text:p>919.74</text:p>
          </table:table-cell>
          <table:table-cell office:value-type="float" office:value="966.26" calcext:value-type="float">
            <text:p>966.26</text:p>
          </table:table-cell>
          <table:table-cell office:value-type="float" office:value="7227.7" calcext:value-type="float">
            <text:p>7227.7</text:p>
          </table:table-cell>
          <table:table-cell office:value-type="float" office:value="989.04" calcext:value-type="float">
            <text:p>989.04</text:p>
          </table:table-cell>
          <table:table-cell office:value-type="float" office:value="595.78" calcext:value-type="float">
            <text:p>595.78</text:p>
          </table:table-cell>
          <table:table-cell office:value-type="float" office:value="324.28" calcext:value-type="float">
            <text:p>324.28</text:p>
          </table:table-cell>
          <table:table-cell office:value-type="float" office:value="56304.88" calcext:value-type="float">
            <text:p>56304.8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83417.36" calcext:value-type="float">
            <text:p>783417.36</text:p>
          </table:table-cell>
          <table:table-cell office:value-type="float" office:value="721633.42" calcext:value-type="float">
            <text:p>721633.42</text:p>
          </table:table-cell>
          <table:table-cell office:value-type="float" office:value="14637.68" calcext:value-type="float">
            <text:p>14637.68</text:p>
          </table:table-cell>
          <table:table-cell office:value-type="float" office:value="47146.26" calcext:value-type="float">
            <text:p>47146.26</text:p>
          </table:table-cell>
          <table:table-cell office:value-type="float" office:value="5229.56" calcext:value-type="float">
            <text:p>5229.56</text:p>
          </table:table-cell>
          <table:table-cell office:value-type="float" office:value="3327.06" calcext:value-type="float">
            <text:p>3327.06</text:p>
          </table:table-cell>
          <table:table-cell office:value-type="float" office:value="3203.36" calcext:value-type="float">
            <text:p>3203.36</text:p>
          </table:table-cell>
          <table:table-cell office:value-type="float" office:value="1532.26" calcext:value-type="float">
            <text:p>1532.26</text:p>
          </table:table-cell>
          <table:table-cell office:value-type="float" office:value="1575.24" calcext:value-type="float">
            <text:p>1575.24</text:p>
          </table:table-cell>
          <table:table-cell office:value-type="float" office:value="5574.06" calcext:value-type="float">
            <text:p>5574.06</text:p>
          </table:table-cell>
          <table:table-cell office:value-type="float" office:value="1204.34" calcext:value-type="float">
            <text:p>1204.34</text:p>
          </table:table-cell>
          <table:table-cell office:value-type="float" office:value="921.02" calcext:value-type="float">
            <text:p>921.02</text:p>
          </table:table-cell>
          <table:table-cell office:value-type="float" office:value="660.56" calcext:value-type="float">
            <text:p>660.56</text:p>
          </table:table-cell>
          <table:table-cell office:value-type="float" office:value="56064.24" calcext:value-type="float">
            <text:p>56064.2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27459.346938776" calcext:value-type="float">
            <text:p>727459.346938776</text:p>
          </table:table-cell>
          <table:table-cell office:value-type="float" office:value="666668.918367347" calcext:value-type="float">
            <text:p>666668.918367347</text:p>
          </table:table-cell>
          <table:table-cell office:value-type="float" office:value="14238.306122449" calcext:value-type="float">
            <text:p>14238.306122449</text:p>
          </table:table-cell>
          <table:table-cell office:value-type="float" office:value="46552.1224489796" calcext:value-type="float">
            <text:p>46552.1224489796</text:p>
          </table:table-cell>
          <table:table-cell office:value-type="float" office:value="5923.97959183673" calcext:value-type="float">
            <text:p>5923.97959183673</text:p>
          </table:table-cell>
          <table:table-cell office:value-type="float" office:value="3945.81632653061" calcext:value-type="float">
            <text:p>3945.81632653061</text:p>
          </table:table-cell>
          <table:table-cell office:value-type="float" office:value="3988.95918367347" calcext:value-type="float">
            <text:p>3988.95918367347</text:p>
          </table:table-cell>
          <table:table-cell office:value-type="float" office:value="1198.44897959184" calcext:value-type="float">
            <text:p>1198.44897959184</text:p>
          </table:table-cell>
          <table:table-cell office:value-type="float" office:value="1166.63265306122" calcext:value-type="float">
            <text:p>1166.63265306122</text:p>
          </table:table-cell>
          <table:table-cell office:value-type="float" office:value="6535.28571428572" calcext:value-type="float">
            <text:p>6535.28571428572</text:p>
          </table:table-cell>
          <table:table-cell office:value-type="float" office:value="1151.89795918367" calcext:value-type="float">
            <text:p>1151.89795918367</text:p>
          </table:table-cell>
          <table:table-cell office:value-type="float" office:value="843.714285714286" calcext:value-type="float">
            <text:p>843.714285714286</text:p>
          </table:table-cell>
          <table:table-cell office:value-type="float" office:value="525.673469387755" calcext:value-type="float">
            <text:p>525.673469387755</text:p>
          </table:table-cell>
          <table:table-cell office:value-type="float" office:value="56778.8163265306" calcext:value-type="float">
            <text:p>56778.816326530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87177.325301205" calcext:value-type="float">
            <text:p>987177.325301205</text:p>
          </table:table-cell>
          <table:table-cell office:value-type="float" office:value="749678" calcext:value-type="float">
            <text:p>749678</text:p>
          </table:table-cell>
          <table:table-cell office:value-type="float" office:value="60473.4819277108" calcext:value-type="float">
            <text:p>60473.4819277108</text:p>
          </table:table-cell>
          <table:table-cell office:value-type="float" office:value="177025.843373494" calcext:value-type="float">
            <text:p>177025.843373494</text:p>
          </table:table-cell>
          <table:table-cell office:value-type="float" office:value="18888" calcext:value-type="float">
            <text:p>18888</text:p>
          </table:table-cell>
          <table:table-cell office:value-type="float" office:value="7389.24096385542" calcext:value-type="float">
            <text:p>7389.24096385542</text:p>
          </table:table-cell>
          <table:table-cell office:value-type="float" office:value="7249.32530120482" calcext:value-type="float">
            <text:p>7249.32530120482</text:p>
          </table:table-cell>
          <table:table-cell office:value-type="float" office:value="1658.34939759036" calcext:value-type="float">
            <text:p>1658.34939759036</text:p>
          </table:table-cell>
          <table:table-cell office:value-type="float" office:value="1657.60240963855" calcext:value-type="float">
            <text:p>1657.60240963855</text:p>
          </table:table-cell>
          <table:table-cell office:value-type="float" office:value="12548.4096385542" calcext:value-type="float">
            <text:p>12548.4096385542</text:p>
          </table:table-cell>
          <table:table-cell office:value-type="float" office:value="3507.69879518072" calcext:value-type="float">
            <text:p>3507.69879518072</text:p>
          </table:table-cell>
          <table:table-cell office:value-type="float" office:value="1732.89156626506" calcext:value-type="float">
            <text:p>1732.89156626506</text:p>
          </table:table-cell>
          <table:table-cell office:value-type="float" office:value="1172.96385542169" calcext:value-type="float">
            <text:p>1172.96385542169</text:p>
          </table:table-cell>
          <table:table-cell office:value-type="float" office:value="210693.65060241" calcext:value-type="float">
            <text:p>210693.650602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19383.681818182" calcext:value-type="float">
            <text:p>919383.681818182</text:p>
          </table:table-cell>
          <table:table-cell office:value-type="float" office:value="685651.590909091" calcext:value-type="float">
            <text:p>685651.590909091</text:p>
          </table:table-cell>
          <table:table-cell office:value-type="float" office:value="62724.5909090909" calcext:value-type="float">
            <text:p>62724.5909090909</text:p>
          </table:table-cell>
          <table:table-cell office:value-type="float" office:value="171007.5" calcext:value-type="float">
            <text:p>171007.5</text:p>
          </table:table-cell>
          <table:table-cell office:value-type="float" office:value="18416.1363636364" calcext:value-type="float">
            <text:p>18416.1363636364</text:p>
          </table:table-cell>
          <table:table-cell office:value-type="float" office:value="8770.79545454545" calcext:value-type="float">
            <text:p>8770.79545454545</text:p>
          </table:table-cell>
          <table:table-cell office:value-type="float" office:value="7661.13636363636" calcext:value-type="float">
            <text:p>7661.13636363636</text:p>
          </table:table-cell>
          <table:table-cell office:value-type="float" office:value="2429.95454545455" calcext:value-type="float">
            <text:p>2429.95454545455</text:p>
          </table:table-cell>
          <table:table-cell office:value-type="float" office:value="2366.90909090909" calcext:value-type="float">
            <text:p>2366.90909090909</text:p>
          </table:table-cell>
          <table:table-cell office:value-type="float" office:value="12821.1818181818" calcext:value-type="float">
            <text:p>12821.1818181818</text:p>
          </table:table-cell>
          <table:table-cell office:value-type="float" office:value="3373.97727272727" calcext:value-type="float">
            <text:p>3373.97727272727</text:p>
          </table:table-cell>
          <table:table-cell office:value-type="float" office:value="1859.79545454545" calcext:value-type="float">
            <text:p>1859.79545454545</text:p>
          </table:table-cell>
          <table:table-cell office:value-type="float" office:value="833.25" calcext:value-type="float">
            <text:p>833.25</text:p>
          </table:table-cell>
          <table:table-cell office:value-type="float" office:value="209770.886363636" calcext:value-type="float">
            <text:p>209770.88636363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93132.47916667" calcext:value-type="float">
            <text:p>1093132.47916667</text:p>
          </table:table-cell>
          <table:table-cell office:value-type="float" office:value="852888.916666667" calcext:value-type="float">
            <text:p>852888.916666667</text:p>
          </table:table-cell>
          <table:table-cell office:value-type="float" office:value="62541.6875" calcext:value-type="float">
            <text:p>62541.6875</text:p>
          </table:table-cell>
          <table:table-cell office:value-type="float" office:value="177701.875" calcext:value-type="float">
            <text:p>177701.875</text:p>
          </table:table-cell>
          <table:table-cell office:value-type="float" office:value="20173.625" calcext:value-type="float">
            <text:p>20173.625</text:p>
          </table:table-cell>
          <table:table-cell office:value-type="float" office:value="10291.7916666667" calcext:value-type="float">
            <text:p>10291.7916666667</text:p>
          </table:table-cell>
          <table:table-cell office:value-type="float" office:value="9417.3125" calcext:value-type="float">
            <text:p>9417.3125</text:p>
          </table:table-cell>
          <table:table-cell office:value-type="float" office:value="2861.33333333333" calcext:value-type="float">
            <text:p>2861.33333333333</text:p>
          </table:table-cell>
          <table:table-cell office:value-type="float" office:value="2865.72916666667" calcext:value-type="float">
            <text:p>2865.72916666667</text:p>
          </table:table-cell>
          <table:table-cell office:value-type="float" office:value="14042.0833333333" calcext:value-type="float">
            <text:p>14042.0833333333</text:p>
          </table:table-cell>
          <table:table-cell office:value-type="float" office:value="3605.9375" calcext:value-type="float">
            <text:p>3605.9375</text:p>
          </table:table-cell>
          <table:table-cell office:value-type="float" office:value="2147.75" calcext:value-type="float">
            <text:p>2147.75</text:p>
          </table:table-cell>
          <table:table-cell office:value-type="float" office:value="978.770833333333" calcext:value-type="float">
            <text:p>978.770833333333</text:p>
          </table:table-cell>
          <table:table-cell office:value-type="float" office:value="212419.5625" calcext:value-type="float">
            <text:p>212419.562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34401.083333333" calcext:value-type="float">
            <text:p>934401.083333333</text:p>
          </table:table-cell>
          <table:table-cell office:value-type="float" office:value="695880.791666667" calcext:value-type="float">
            <text:p>695880.791666667</text:p>
          </table:table-cell>
          <table:table-cell office:value-type="float" office:value="64859.3541666667" calcext:value-type="float">
            <text:p>64859.3541666667</text:p>
          </table:table-cell>
          <table:table-cell office:value-type="float" office:value="173660.9375" calcext:value-type="float">
            <text:p>173660.9375</text:p>
          </table:table-cell>
          <table:table-cell office:value-type="float" office:value="18553.0416666667" calcext:value-type="float">
            <text:p>18553.0416666667</text:p>
          </table:table-cell>
          <table:table-cell office:value-type="float" office:value="8435.97916666667" calcext:value-type="float">
            <text:p>8435.97916666667</text:p>
          </table:table-cell>
          <table:table-cell office:value-type="float" office:value="8607.85416666667" calcext:value-type="float">
            <text:p>8607.85416666667</text:p>
          </table:table-cell>
          <table:table-cell office:value-type="float" office:value="3194.02083333333" calcext:value-type="float">
            <text:p>3194.02083333333</text:p>
          </table:table-cell>
          <table:table-cell office:value-type="float" office:value="3208.77083333333" calcext:value-type="float">
            <text:p>3208.77083333333</text:p>
          </table:table-cell>
          <table:table-cell office:value-type="float" office:value="12299.125" calcext:value-type="float">
            <text:p>12299.125</text:p>
          </table:table-cell>
          <table:table-cell office:value-type="float" office:value="3782.47916666667" calcext:value-type="float">
            <text:p>3782.47916666667</text:p>
          </table:table-cell>
          <table:table-cell office:value-type="float" office:value="2168.47916666667" calcext:value-type="float">
            <text:p>2168.47916666667</text:p>
          </table:table-cell>
          <table:table-cell office:value-type="float" office:value="999.604166666667" calcext:value-type="float">
            <text:p>999.604166666667</text:p>
          </table:table-cell>
          <table:table-cell office:value-type="float" office:value="209105.083333333" calcext:value-type="float">
            <text:p>209105.08333333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01086.46808511" calcext:value-type="float">
            <text:p>1301086.46808511</text:p>
          </table:table-cell>
          <table:table-cell office:value-type="float" office:value="1056550.93617021" calcext:value-type="float">
            <text:p>1056550.93617021</text:p>
          </table:table-cell>
          <table:table-cell office:value-type="float" office:value="60689.5744680851" calcext:value-type="float">
            <text:p>60689.5744680851</text:p>
          </table:table-cell>
          <table:table-cell office:value-type="float" office:value="183845.957446809" calcext:value-type="float">
            <text:p>183845.957446809</text:p>
          </table:table-cell>
          <table:table-cell office:value-type="float" office:value="19322.3404255319" calcext:value-type="float">
            <text:p>19322.3404255319</text:p>
          </table:table-cell>
          <table:table-cell office:value-type="float" office:value="10187.0425531915" calcext:value-type="float">
            <text:p>10187.0425531915</text:p>
          </table:table-cell>
          <table:table-cell office:value-type="float" office:value="9318.89361702128" calcext:value-type="float">
            <text:p>9318.89361702128</text:p>
          </table:table-cell>
          <table:table-cell office:value-type="float" office:value="3366.25531914894" calcext:value-type="float">
            <text:p>3366.25531914894</text:p>
          </table:table-cell>
          <table:table-cell office:value-type="float" office:value="3513.34042553191" calcext:value-type="float">
            <text:p>3513.34042553191</text:p>
          </table:table-cell>
          <table:table-cell office:value-type="float" office:value="13577.914893617" calcext:value-type="float">
            <text:p>13577.914893617</text:p>
          </table:table-cell>
          <table:table-cell office:value-type="float" office:value="4039.29787234043" calcext:value-type="float">
            <text:p>4039.29787234043</text:p>
          </table:table-cell>
          <table:table-cell office:value-type="float" office:value="2373.14893617021" calcext:value-type="float">
            <text:p>2373.14893617021</text:p>
          </table:table-cell>
          <table:table-cell office:value-type="float" office:value="1088.82978723404" calcext:value-type="float">
            <text:p>1088.82978723404</text:p>
          </table:table-cell>
          <table:table-cell office:value-type="float" office:value="208243.382978723" calcext:value-type="float">
            <text:p>208243.3829787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45863.14893617" calcext:value-type="float">
            <text:p>1245863.14893617</text:p>
          </table:table-cell>
          <table:table-cell office:value-type="float" office:value="994749.127659575" calcext:value-type="float">
            <text:p>994749.127659575</text:p>
          </table:table-cell>
          <table:table-cell office:value-type="float" office:value="62415.9361702128" calcext:value-type="float">
            <text:p>62415.9361702128</text:p>
          </table:table-cell>
          <table:table-cell office:value-type="float" office:value="188698.085106383" calcext:value-type="float">
            <text:p>188698.085106383</text:p>
          </table:table-cell>
          <table:table-cell office:value-type="float" office:value="19126.3617021277" calcext:value-type="float">
            <text:p>19126.3617021277</text:p>
          </table:table-cell>
          <table:table-cell office:value-type="float" office:value="10117.5531914894" calcext:value-type="float">
            <text:p>10117.5531914894</text:p>
          </table:table-cell>
          <table:table-cell office:value-type="float" office:value="9870.51063829787" calcext:value-type="float">
            <text:p>9870.51063829787</text:p>
          </table:table-cell>
          <table:table-cell office:value-type="float" office:value="3517.40425531915" calcext:value-type="float">
            <text:p>3517.40425531915</text:p>
          </table:table-cell>
          <table:table-cell office:value-type="float" office:value="3586.97872340425" calcext:value-type="float">
            <text:p>3586.97872340425</text:p>
          </table:table-cell>
          <table:table-cell office:value-type="float" office:value="14292.7872340426" calcext:value-type="float">
            <text:p>14292.7872340426</text:p>
          </table:table-cell>
          <table:table-cell office:value-type="float" office:value="4767.04255319149" calcext:value-type="float">
            <text:p>4767.04255319149</text:p>
          </table:table-cell>
          <table:table-cell office:value-type="float" office:value="2792.82978723404" calcext:value-type="float">
            <text:p>2792.82978723404</text:p>
          </table:table-cell>
          <table:table-cell office:value-type="float" office:value="1366.55319148936" calcext:value-type="float">
            <text:p>1366.55319148936</text:p>
          </table:table-cell>
          <table:table-cell office:value-type="float" office:value="212651.638297872" calcext:value-type="float">
            <text:p>212651.63829787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91527.25531915" calcext:value-type="float">
            <text:p>1391527.25531915</text:p>
          </table:table-cell>
          <table:table-cell office:value-type="float" office:value="1135606.5106383" calcext:value-type="float">
            <text:p>1135606.5106383</text:p>
          </table:table-cell>
          <table:table-cell office:value-type="float" office:value="63279.2553191489" calcext:value-type="float">
            <text:p>63279.2553191489</text:p>
          </table:table-cell>
          <table:table-cell office:value-type="float" office:value="192641.489361702" calcext:value-type="float">
            <text:p>192641.489361702</text:p>
          </table:table-cell>
          <table:table-cell office:value-type="float" office:value="19486.5744680851" calcext:value-type="float">
            <text:p>19486.5744680851</text:p>
          </table:table-cell>
          <table:table-cell office:value-type="float" office:value="16476.4042553192" calcext:value-type="float">
            <text:p>16476.4042553192</text:p>
          </table:table-cell>
          <table:table-cell office:value-type="float" office:value="15665" calcext:value-type="float">
            <text:p>15665</text:p>
          </table:table-cell>
          <table:table-cell office:value-type="float" office:value="3671.23404255319" calcext:value-type="float">
            <text:p>3671.23404255319</text:p>
          </table:table-cell>
          <table:table-cell office:value-type="float" office:value="3806.51063829787" calcext:value-type="float">
            <text:p>3806.51063829787</text:p>
          </table:table-cell>
          <table:table-cell office:value-type="float" office:value="12474.1063829787" calcext:value-type="float">
            <text:p>12474.1063829787</text:p>
          </table:table-cell>
          <table:table-cell office:value-type="float" office:value="4676.57446808511" calcext:value-type="float">
            <text:p>4676.57446808511</text:p>
          </table:table-cell>
          <table:table-cell office:value-type="float" office:value="2673.25531914894" calcext:value-type="float">
            <text:p>2673.25531914894</text:p>
          </table:table-cell>
          <table:table-cell office:value-type="float" office:value="1264.93617021277" calcext:value-type="float">
            <text:p>1264.93617021277</text:p>
          </table:table-cell>
          <table:table-cell office:value-type="float" office:value="215742.170212766" calcext:value-type="float">
            <text:p>215742.17021276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241392.45" calcext:value-type="float">
            <text:p>6241392.45</text:p>
          </table:table-cell>
          <table:table-cell office:value-type="float" office:value="3712505.65" calcext:value-type="float">
            <text:p>3712505.65</text:p>
          </table:table-cell>
          <table:table-cell office:value-type="float" office:value="375079.15" calcext:value-type="float">
            <text:p>375079.15</text:p>
          </table:table-cell>
          <table:table-cell office:value-type="float" office:value="2153807.65" calcext:value-type="float">
            <text:p>2153807.65</text:p>
          </table:table-cell>
          <table:table-cell office:value-type="float" office:value="118570.275" calcext:value-type="float">
            <text:p>118570.275</text:p>
          </table:table-cell>
          <table:table-cell office:value-type="float" office:value="61997.25" calcext:value-type="float">
            <text:p>61997.25</text:p>
          </table:table-cell>
          <table:table-cell office:value-type="float" office:value="64592.475" calcext:value-type="float">
            <text:p>64592.475</text:p>
          </table:table-cell>
          <table:table-cell office:value-type="float" office:value="28234.4" calcext:value-type="float">
            <text:p>28234.4</text:p>
          </table:table-cell>
          <table:table-cell office:value-type="float" office:value="28815.35" calcext:value-type="float">
            <text:p>28815.35</text:p>
          </table:table-cell>
          <table:table-cell office:value-type="float" office:value="61674.75" calcext:value-type="float">
            <text:p>61674.75</text:p>
          </table:table-cell>
          <table:table-cell office:value-type="float" office:value="39701.225" calcext:value-type="float">
            <text:p>39701.225</text:p>
          </table:table-cell>
          <table:table-cell office:value-type="float" office:value="19949.05" calcext:value-type="float">
            <text:p>19949.05</text:p>
          </table:table-cell>
          <table:table-cell office:value-type="float" office:value="9353.675" calcext:value-type="float">
            <text:p>9353.675</text:p>
          </table:table-cell>
          <table:table-cell office:value-type="float" office:value="1468651.025" calcext:value-type="float">
            <text:p>1468651.0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915542.2" calcext:value-type="float">
            <text:p>5915542.2</text:p>
          </table:table-cell>
          <table:table-cell office:value-type="float" office:value="3467249.3" calcext:value-type="float">
            <text:p>3467249.3</text:p>
          </table:table-cell>
          <table:table-cell office:value-type="float" office:value="364020.3" calcext:value-type="float">
            <text:p>364020.3</text:p>
          </table:table-cell>
          <table:table-cell office:value-type="float" office:value="2084272.6" calcext:value-type="float">
            <text:p>2084272.6</text:p>
          </table:table-cell>
          <table:table-cell office:value-type="float" office:value="111421.5" calcext:value-type="float">
            <text:p>111421.5</text:p>
          </table:table-cell>
          <table:table-cell office:value-type="float" office:value="59736.7" calcext:value-type="float">
            <text:p>59736.7</text:p>
          </table:table-cell>
          <table:table-cell office:value-type="float" office:value="57143.4" calcext:value-type="float">
            <text:p>57143.4</text:p>
          </table:table-cell>
          <table:table-cell office:value-type="float" office:value="33970.05" calcext:value-type="float">
            <text:p>33970.05</text:p>
          </table:table-cell>
          <table:table-cell office:value-type="float" office:value="33414.25" calcext:value-type="float">
            <text:p>33414.25</text:p>
          </table:table-cell>
          <table:table-cell office:value-type="float" office:value="63039.3" calcext:value-type="float">
            <text:p>63039.3</text:p>
          </table:table-cell>
          <table:table-cell office:value-type="float" office:value="30282.15" calcext:value-type="float">
            <text:p>30282.15</text:p>
          </table:table-cell>
          <table:table-cell office:value-type="float" office:value="19013" calcext:value-type="float">
            <text:p>19013</text:p>
          </table:table-cell>
          <table:table-cell office:value-type="float" office:value="7068.6" calcext:value-type="float">
            <text:p>7068.6</text:p>
          </table:table-cell>
          <table:table-cell office:value-type="float" office:value="1470117.25" calcext:value-type="float">
            <text:p>1470117.2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924741.5" calcext:value-type="float">
            <text:p>6924741.5</text:p>
          </table:table-cell>
          <table:table-cell office:value-type="float" office:value="4512479.61538462" calcext:value-type="float">
            <text:p>4512479.61538462</text:p>
          </table:table-cell>
          <table:table-cell office:value-type="float" office:value="373342.923076923" calcext:value-type="float">
            <text:p>373342.923076923</text:p>
          </table:table-cell>
          <table:table-cell office:value-type="float" office:value="2038918.96153846" calcext:value-type="float">
            <text:p>2038918.96153846</text:p>
          </table:table-cell>
          <table:table-cell office:value-type="float" office:value="119697.653846154" calcext:value-type="float">
            <text:p>119697.653846154</text:p>
          </table:table-cell>
          <table:table-cell office:value-type="float" office:value="80842.3846153846" calcext:value-type="float">
            <text:p>80842.3846153846</text:p>
          </table:table-cell>
          <table:table-cell office:value-type="float" office:value="55355.0384615385" calcext:value-type="float">
            <text:p>55355.0384615385</text:p>
          </table:table-cell>
          <table:table-cell office:value-type="float" office:value="18553.8076923077" calcext:value-type="float">
            <text:p>18553.8076923077</text:p>
          </table:table-cell>
          <table:table-cell office:value-type="float" office:value="17575.1153846154" calcext:value-type="float">
            <text:p>17575.1153846154</text:p>
          </table:table-cell>
          <table:table-cell office:value-type="float" office:value="59659.4615384615" calcext:value-type="float">
            <text:p>59659.4615384615</text:p>
          </table:table-cell>
          <table:table-cell office:value-type="float" office:value="25365.4615384615" calcext:value-type="float">
            <text:p>25365.4615384615</text:p>
          </table:table-cell>
          <table:table-cell office:value-type="float" office:value="13647.7692307692" calcext:value-type="float">
            <text:p>13647.7692307692</text:p>
          </table:table-cell>
          <table:table-cell office:value-type="float" office:value="6766.11538461539" calcext:value-type="float">
            <text:p>6766.11538461539</text:p>
          </table:table-cell>
          <table:table-cell office:value-type="float" office:value="1452370.76923077" calcext:value-type="float">
            <text:p>1452370.769230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968208.44" calcext:value-type="float">
            <text:p>5968208.44</text:p>
          </table:table-cell>
          <table:table-cell office:value-type="float" office:value="3450328.24" calcext:value-type="float">
            <text:p>3450328.24</text:p>
          </table:table-cell>
          <table:table-cell office:value-type="float" office:value="369183.68" calcext:value-type="float">
            <text:p>369183.68</text:p>
          </table:table-cell>
          <table:table-cell office:value-type="float" office:value="2148696.52" calcext:value-type="float">
            <text:p>2148696.52</text:p>
          </table:table-cell>
          <table:table-cell office:value-type="float" office:value="114602.92" calcext:value-type="float">
            <text:p>114602.92</text:p>
          </table:table-cell>
          <table:table-cell office:value-type="float" office:value="64315.88" calcext:value-type="float">
            <text:p>64315.88</text:p>
          </table:table-cell>
          <table:table-cell office:value-type="float" office:value="58793.16" calcext:value-type="float">
            <text:p>58793.16</text:p>
          </table:table-cell>
          <table:table-cell office:value-type="float" office:value="25510" calcext:value-type="float">
            <text:p>25510</text:p>
          </table:table-cell>
          <table:table-cell office:value-type="float" office:value="26996.28" calcext:value-type="float">
            <text:p>26996.28</text:p>
          </table:table-cell>
          <table:table-cell office:value-type="float" office:value="66759.8" calcext:value-type="float">
            <text:p>66759.8</text:p>
          </table:table-cell>
          <table:table-cell office:value-type="float" office:value="30463.68" calcext:value-type="float">
            <text:p>30463.68</text:p>
          </table:table-cell>
          <table:table-cell office:value-type="float" office:value="16127.64" calcext:value-type="float">
            <text:p>16127.64</text:p>
          </table:table-cell>
          <table:table-cell office:value-type="float" office:value="8715.72" calcext:value-type="float">
            <text:p>8715.72</text:p>
          </table:table-cell>
          <table:table-cell office:value-type="float" office:value="1453783.52" calcext:value-type="float">
            <text:p>1453783.5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846718.63333333" calcext:value-type="float">
            <text:p>6846718.63333333</text:p>
          </table:table-cell>
          <table:table-cell office:value-type="float" office:value="4400281" calcext:value-type="float">
            <text:p>4400281</text:p>
          </table:table-cell>
          <table:table-cell office:value-type="float" office:value="369282.7" calcext:value-type="float">
            <text:p>369282.7</text:p>
          </table:table-cell>
          <table:table-cell office:value-type="float" office:value="2077154.93333333" calcext:value-type="float">
            <text:p>2077154.93333333</text:p>
          </table:table-cell>
          <table:table-cell office:value-type="float" office:value="120047.6" calcext:value-type="float">
            <text:p>120047.6</text:p>
          </table:table-cell>
          <table:table-cell office:value-type="float" office:value="84647.5" calcext:value-type="float">
            <text:p>84647.5</text:p>
          </table:table-cell>
          <table:table-cell office:value-type="float" office:value="57036.8666666667" calcext:value-type="float">
            <text:p>57036.8666666667</text:p>
          </table:table-cell>
          <table:table-cell office:value-type="float" office:value="24913.9666666667" calcext:value-type="float">
            <text:p>24913.9666666667</text:p>
          </table:table-cell>
          <table:table-cell office:value-type="float" office:value="23566.6666666667" calcext:value-type="float">
            <text:p>23566.6666666667</text:p>
          </table:table-cell>
          <table:table-cell office:value-type="float" office:value="60191.9333333333" calcext:value-type="float">
            <text:p>60191.9333333333</text:p>
          </table:table-cell>
          <table:table-cell office:value-type="float" office:value="28260.2333333333" calcext:value-type="float">
            <text:p>28260.2333333333</text:p>
          </table:table-cell>
          <table:table-cell office:value-type="float" office:value="15399.7333333333" calcext:value-type="float">
            <text:p>15399.7333333333</text:p>
          </table:table-cell>
          <table:table-cell office:value-type="float" office:value="8131.4" calcext:value-type="float">
            <text:p>8131.4</text:p>
          </table:table-cell>
          <table:table-cell office:value-type="float" office:value="1455701.13333333" calcext:value-type="float">
            <text:p>1455701.1333333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946755.14814815" calcext:value-type="float">
            <text:p>6946755.14814815</text:p>
          </table:table-cell>
          <table:table-cell office:value-type="float" office:value="4520650.92592593" calcext:value-type="float">
            <text:p>4520650.92592593</text:p>
          </table:table-cell>
          <table:table-cell office:value-type="float" office:value="379349.740740741" calcext:value-type="float">
            <text:p>379349.740740741</text:p>
          </table:table-cell>
          <table:table-cell office:value-type="float" office:value="2046754.48148148" calcext:value-type="float">
            <text:p>2046754.48148148</text:p>
          </table:table-cell>
          <table:table-cell office:value-type="float" office:value="122074.407407407" calcext:value-type="float">
            <text:p>122074.407407407</text:p>
          </table:table-cell>
          <table:table-cell office:value-type="float" office:value="79838.8518518519" calcext:value-type="float">
            <text:p>79838.8518518519</text:p>
          </table:table-cell>
          <table:table-cell office:value-type="float" office:value="63240.0740740741" calcext:value-type="float">
            <text:p>63240.0740740741</text:p>
          </table:table-cell>
          <table:table-cell office:value-type="float" office:value="26737.5185185185" calcext:value-type="float">
            <text:p>26737.5185185185</text:p>
          </table:table-cell>
          <table:table-cell office:value-type="float" office:value="30219.7037037037" calcext:value-type="float">
            <text:p>30219.7037037037</text:p>
          </table:table-cell>
          <table:table-cell office:value-type="float" office:value="59481.0740740741" calcext:value-type="float">
            <text:p>59481.0740740741</text:p>
          </table:table-cell>
          <table:table-cell office:value-type="float" office:value="28802.0740740741" calcext:value-type="float">
            <text:p>28802.0740740741</text:p>
          </table:table-cell>
          <table:table-cell office:value-type="float" office:value="16959.962962963" calcext:value-type="float">
            <text:p>16959.962962963</text:p>
          </table:table-cell>
          <table:table-cell office:value-type="float" office:value="10092.6666666667" calcext:value-type="float">
            <text:p>10092.6666666667</text:p>
          </table:table-cell>
          <table:table-cell office:value-type="float" office:value="1443016.37037037" calcext:value-type="float">
            <text:p>1443016.3703703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470925.25" calcext:value-type="float">
            <text:p>7470925.25</text:p>
          </table:table-cell>
          <table:table-cell office:value-type="float" office:value="5058697.70833333" calcext:value-type="float">
            <text:p>5058697.70833333</text:p>
          </table:table-cell>
          <table:table-cell office:value-type="float" office:value="376772.708333333" calcext:value-type="float">
            <text:p>376772.708333333</text:p>
          </table:table-cell>
          <table:table-cell office:value-type="float" office:value="2035454.83333333" calcext:value-type="float">
            <text:p>2035454.83333333</text:p>
          </table:table-cell>
          <table:table-cell office:value-type="float" office:value="123318.708333333" calcext:value-type="float">
            <text:p>123318.708333333</text:p>
          </table:table-cell>
          <table:table-cell office:value-type="float" office:value="115332.708333333" calcext:value-type="float">
            <text:p>115332.708333333</text:p>
          </table:table-cell>
          <table:table-cell office:value-type="float" office:value="90538.4166666667" calcext:value-type="float">
            <text:p>90538.4166666667</text:p>
          </table:table-cell>
          <table:table-cell office:value-type="float" office:value="26247.7916666667" calcext:value-type="float">
            <text:p>26247.7916666667</text:p>
          </table:table-cell>
          <table:table-cell office:value-type="float" office:value="26296.25" calcext:value-type="float">
            <text:p>26296.25</text:p>
          </table:table-cell>
          <table:table-cell office:value-type="float" office:value="60415.75" calcext:value-type="float">
            <text:p>60415.75</text:p>
          </table:table-cell>
          <table:table-cell office:value-type="float" office:value="28901.5" calcext:value-type="float">
            <text:p>28901.5</text:p>
          </table:table-cell>
          <table:table-cell office:value-type="float" office:value="17386.3333333333" calcext:value-type="float">
            <text:p>17386.3333333333</text:p>
          </table:table-cell>
          <table:table-cell office:value-type="float" office:value="10410.4583333333" calcext:value-type="float">
            <text:p>10410.4583333333</text:p>
          </table:table-cell>
          <table:table-cell office:value-type="float" office:value="1456024.45833333" calcext:value-type="float">
            <text:p>1456024.4583333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2:17:56.946000000</meta:creation-date>
    <dc:date>2019-04-25T22:50:00.121000000</dc:date>
    <meta:editing-duration>PT32M4S</meta:editing-duration>
    <meta:editing-cycles>1</meta:editing-cycles>
    <meta:document-statistic meta:table-count="1" meta:cell-count="688" meta:object-count="0"/>
    <meta:generator>LibreOffice/6.1.2.1$Windows_X86_64 LibreOffice_project/65905a128db06ba48db947242809d14d3f9a93fe</meta:generator>
  </office:meta>
</office:document-meta>
</file>